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ingle_articles_assasin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orrect_catastrophy</text:p>
          </table:table-cell>
          <table:table-cell office:value-type="string" calcext:value-type="string">
            <text:p><text:s/>neutral_from_wiki</text:p>
          </table:table-cell>
          <table:table-cell office:value-type="string" calcext:value-type="string">
            <text:p><text:s/>correct_assasinatio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zy dobry wynik?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ZAM</text:p>
          </table:table-cell>
        </table:table-row>
        <table:table-row table:style-name="ro1">
          <table:table-cell office:value-type="string" calcext:value-type="string">
            <text:p>assasination_2010_3</text:p>
          </table:table-cell>
          <table:table-cell office:value-type="float" office:value="15988.236473" calcext:value-type="float">
            <text:p>15988.236473</text:p>
          </table:table-cell>
          <table:table-cell office:value-type="float" office:value="15073.147558" calcext:value-type="float">
            <text:p>15073.147558</text:p>
          </table:table-cell>
          <table:table-cell office:value-type="float" office:value="15662.647525" calcext:value-type="float">
            <text:p>15662.647525</text:p>
          </table:table-cell>
          <table:table-cell office:value-type="string" calcext:value-type="string">
            <text:p><text:s/></text:p>
          </table:table-cell>
          <table:table-cell table:formula="of:=IF([.B2]&gt;[.D2];1;0)" office:value-type="float" office:value="1" calcext:value-type="float">
            <text:p>1</text:p>
          </table:table-cell>
          <table:table-cell table:formula="of:=IF(AND([.B2]&lt;[.C2];[.B2]&lt;[.D2]);1;0)" office:value-type="float" office:value="0" calcext:value-type="float">
            <text:p>0</text:p>
          </table:table-cell>
          <table:table-cell table:style-name="ce1" table:formula="of:=IF(AND([.C2]&lt;[.B2];[.C2]&lt;[.D2]);1;0)" office:value-type="float" office:value="1" calcext:value-type="float">
            <text:p>1</text:p>
          </table:table-cell>
          <table:table-cell table:formula="of:=IF(AND([.D2]&lt;[.B2];[.D2]&lt;[.C2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sination_2010_4</text:p>
          </table:table-cell>
          <table:table-cell office:value-type="float" office:value="18108.110593" calcext:value-type="float">
            <text:p>18108.110593</text:p>
          </table:table-cell>
          <table:table-cell office:value-type="float" office:value="16861.498228" calcext:value-type="float">
            <text:p>16861.498228</text:p>
          </table:table-cell>
          <table:table-cell office:value-type="float" office:value="17209.548085" calcext:value-type="float">
            <text:p>17209.548085</text:p>
          </table:table-cell>
          <table:table-cell office:value-type="string" calcext:value-type="string">
            <text:p><text:s/></text:p>
          </table:table-cell>
          <table:table-cell table:formula="of:=IF([.B3]&gt;[.D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0_6</text:p>
          </table:table-cell>
          <table:table-cell office:value-type="float" office:value="22177.366638" calcext:value-type="float">
            <text:p>22177.366638</text:p>
          </table:table-cell>
          <table:table-cell office:value-type="float" office:value="20260.692887" calcext:value-type="float">
            <text:p>20260.692887</text:p>
          </table:table-cell>
          <table:table-cell office:value-type="float" office:value="21176.548245" calcext:value-type="float">
            <text:p>21176.548245</text:p>
          </table:table-cell>
          <table:table-cell office:value-type="string" calcext:value-type="string">
            <text:p><text:s/></text:p>
          </table:table-cell>
          <table:table-cell table:formula="of:=IF([.B4]&gt;[.D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0_7</text:p>
          </table:table-cell>
          <table:table-cell office:value-type="float" office:value="19225.08663" calcext:value-type="float">
            <text:p>19225.08663</text:p>
          </table:table-cell>
          <table:table-cell office:value-type="float" office:value="18606.784349" calcext:value-type="float">
            <text:p>18606.784349</text:p>
          </table:table-cell>
          <table:table-cell office:value-type="float" office:value="18322.937468" calcext:value-type="float">
            <text:p>18322.937468</text:p>
          </table:table-cell>
          <table:table-cell office:value-type="string" calcext:value-type="string">
            <text:p><text:s/></text:p>
          </table:table-cell>
          <table:table-cell table:formula="of:=IF([.B5]&gt;[.D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0_8</text:p>
          </table:table-cell>
          <table:table-cell office:value-type="float" office:value="18725.965727" calcext:value-type="float">
            <text:p>18725.965727</text:p>
          </table:table-cell>
          <table:table-cell office:value-type="float" office:value="18488.936466" calcext:value-type="float">
            <text:p>18488.936466</text:p>
          </table:table-cell>
          <table:table-cell office:value-type="float" office:value="17591.928809" calcext:value-type="float">
            <text:p>17591.928809</text:p>
          </table:table-cell>
          <table:table-cell office:value-type="string" calcext:value-type="string">
            <text:p><text:s/></text:p>
          </table:table-cell>
          <table:table-cell table:formula="of:=IF([.B6]&gt;[.D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1</text:p>
          </table:table-cell>
          <table:table-cell office:value-type="float" office:value="20207.568521" calcext:value-type="float">
            <text:p>20207.568521</text:p>
          </table:table-cell>
          <table:table-cell office:value-type="float" office:value="19000.073486" calcext:value-type="float">
            <text:p>19000.073486</text:p>
          </table:table-cell>
          <table:table-cell office:value-type="float" office:value="19163.080302" calcext:value-type="float">
            <text:p>19163.080302</text:p>
          </table:table-cell>
          <table:table-cell office:value-type="string" calcext:value-type="string">
            <text:p><text:s/></text:p>
          </table:table-cell>
          <table:table-cell table:formula="of:=IF([.B7]&gt;[.D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10</text:p>
          </table:table-cell>
          <table:table-cell office:value-type="float" office:value="18030.927834" calcext:value-type="float">
            <text:p>18030.927834</text:p>
          </table:table-cell>
          <table:table-cell office:value-type="float" office:value="18282.319601" calcext:value-type="float">
            <text:p>18282.319601</text:p>
          </table:table-cell>
          <table:table-cell office:value-type="float" office:value="16671.092582" calcext:value-type="float">
            <text:p>16671.092582</text:p>
          </table:table-cell>
          <table:table-cell office:value-type="string" calcext:value-type="string">
            <text:p><text:s/></text:p>
          </table:table-cell>
          <table:table-cell table:formula="of:=IF([.B8]&gt;[.D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2</text:p>
          </table:table-cell>
          <table:table-cell office:value-type="float" office:value="18681.361717" calcext:value-type="float">
            <text:p>18681.361717</text:p>
          </table:table-cell>
          <table:table-cell office:value-type="float" office:value="17299.978173" calcext:value-type="float">
            <text:p>17299.978173</text:p>
          </table:table-cell>
          <table:table-cell office:value-type="float" office:value="18665.02101" calcext:value-type="float">
            <text:p>18665.02101</text:p>
          </table:table-cell>
          <table:table-cell office:value-type="string" calcext:value-type="string">
            <text:p><text:s/></text:p>
          </table:table-cell>
          <table:table-cell table:formula="of:=IF([.B9]&gt;[.D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3</text:p>
          </table:table-cell>
          <table:table-cell office:value-type="float" office:value="19533.501936" calcext:value-type="float">
            <text:p>19533.501936</text:p>
          </table:table-cell>
          <table:table-cell office:value-type="float" office:value="18179.376333" calcext:value-type="float">
            <text:p>18179.376333</text:p>
          </table:table-cell>
          <table:table-cell office:value-type="float" office:value="19024.353178" calcext:value-type="float">
            <text:p>19024.353178</text:p>
          </table:table-cell>
          <table:table-cell office:value-type="string" calcext:value-type="string">
            <text:p><text:s/></text:p>
          </table:table-cell>
          <table:table-cell table:formula="of:=IF([.B10]&gt;[.D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4</text:p>
          </table:table-cell>
          <table:table-cell office:value-type="float" office:value="19276.541687" calcext:value-type="float">
            <text:p>19276.541687</text:p>
          </table:table-cell>
          <table:table-cell office:value-type="float" office:value="17072.796681" calcext:value-type="float">
            <text:p>17072.796681</text:p>
          </table:table-cell>
          <table:table-cell office:value-type="float" office:value="17941.332904" calcext:value-type="float">
            <text:p>17941.332904</text:p>
          </table:table-cell>
          <table:table-cell office:value-type="string" calcext:value-type="string">
            <text:p><text:s/></text:p>
          </table:table-cell>
          <table:table-cell table:formula="of:=IF([.B11]&gt;[.D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5</text:p>
          </table:table-cell>
          <table:table-cell office:value-type="float" office:value="15164.068672" calcext:value-type="float">
            <text:p>15164.068672</text:p>
          </table:table-cell>
          <table:table-cell office:value-type="float" office:value="14901.701018" calcext:value-type="float">
            <text:p>14901.701018</text:p>
          </table:table-cell>
          <table:table-cell office:value-type="float" office:value="14414.484197" calcext:value-type="float">
            <text:p>14414.484197</text:p>
          </table:table-cell>
          <table:table-cell office:value-type="string" calcext:value-type="string">
            <text:p><text:s/></text:p>
          </table:table-cell>
          <table:table-cell table:formula="of:=IF([.B12]&gt;[.D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6</text:p>
          </table:table-cell>
          <table:table-cell office:value-type="float" office:value="21320.628145" calcext:value-type="float">
            <text:p>21320.628145</text:p>
          </table:table-cell>
          <table:table-cell office:value-type="float" office:value="19898.444037" calcext:value-type="float">
            <text:p>19898.444037</text:p>
          </table:table-cell>
          <table:table-cell office:value-type="float" office:value="20929.403276" calcext:value-type="float">
            <text:p>20929.403276</text:p>
          </table:table-cell>
          <table:table-cell office:value-type="string" calcext:value-type="string">
            <text:p><text:s/></text:p>
          </table:table-cell>
          <table:table-cell table:formula="of:=IF([.B13]&gt;[.D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8</text:p>
          </table:table-cell>
          <table:table-cell office:value-type="float" office:value="18415.66965" calcext:value-type="float">
            <text:p>18415.66965</text:p>
          </table:table-cell>
          <table:table-cell office:value-type="float" office:value="18377.037651" calcext:value-type="float">
            <text:p>18377.037651</text:p>
          </table:table-cell>
          <table:table-cell office:value-type="float" office:value="18535.989598" calcext:value-type="float">
            <text:p>18535.989598</text:p>
          </table:table-cell>
          <table:table-cell office:value-type="string" calcext:value-type="string">
            <text:p><text:s/></text:p>
          </table:table-cell>
          <table:table-cell table:formula="of:=IF([.B14]&gt;[.D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1_9</text:p>
          </table:table-cell>
          <table:table-cell office:value-type="float" office:value="19101.900373" calcext:value-type="float">
            <text:p>19101.900373</text:p>
          </table:table-cell>
          <table:table-cell office:value-type="float" office:value="18440.291603" calcext:value-type="float">
            <text:p>18440.291603</text:p>
          </table:table-cell>
          <table:table-cell office:value-type="float" office:value="18749.305033" calcext:value-type="float">
            <text:p>18749.305033</text:p>
          </table:table-cell>
          <table:table-cell office:value-type="string" calcext:value-type="string">
            <text:p><text:s/></text:p>
          </table:table-cell>
          <table:table-cell table:formula="of:=IF([.B15]&gt;[.D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1</text:p>
          </table:table-cell>
          <table:table-cell office:value-type="float" office:value="21266.266533" calcext:value-type="float">
            <text:p>21266.266533</text:p>
          </table:table-cell>
          <table:table-cell office:value-type="float" office:value="19567.033822" calcext:value-type="float">
            <text:p>19567.033822</text:p>
          </table:table-cell>
          <table:table-cell office:value-type="float" office:value="19831.124091" calcext:value-type="float">
            <text:p>19831.124091</text:p>
          </table:table-cell>
          <table:table-cell office:value-type="string" calcext:value-type="string">
            <text:p><text:s/></text:p>
          </table:table-cell>
          <table:table-cell table:formula="of:=IF([.B16]&gt;[.D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10</text:p>
          </table:table-cell>
          <table:table-cell office:value-type="float" office:value="20370.953414" calcext:value-type="float">
            <text:p>20370.953414</text:p>
          </table:table-cell>
          <table:table-cell office:value-type="float" office:value="18456.413207" calcext:value-type="float">
            <text:p>18456.413207</text:p>
          </table:table-cell>
          <table:table-cell office:value-type="float" office:value="18836.296371" calcext:value-type="float">
            <text:p>18836.296371</text:p>
          </table:table-cell>
          <table:table-cell office:value-type="string" calcext:value-type="string">
            <text:p><text:s/></text:p>
          </table:table-cell>
          <table:table-cell table:formula="of:=IF([.B17]&gt;[.D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4</text:p>
          </table:table-cell>
          <table:table-cell office:value-type="float" office:value="16734.927049" calcext:value-type="float">
            <text:p>16734.927049</text:p>
          </table:table-cell>
          <table:table-cell office:value-type="float" office:value="15809.025623" calcext:value-type="float">
            <text:p>15809.025623</text:p>
          </table:table-cell>
          <table:table-cell office:value-type="float" office:value="16416.110391" calcext:value-type="float">
            <text:p>16416.110391</text:p>
          </table:table-cell>
          <table:table-cell office:value-type="string" calcext:value-type="string">
            <text:p><text:s/></text:p>
          </table:table-cell>
          <table:table-cell table:formula="of:=IF([.B18]&gt;[.D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5</text:p>
          </table:table-cell>
          <table:table-cell office:value-type="float" office:value="20180.129001" calcext:value-type="float">
            <text:p>20180.129001</text:p>
          </table:table-cell>
          <table:table-cell office:value-type="float" office:value="19359.4583" calcext:value-type="float">
            <text:p>19359.4583</text:p>
          </table:table-cell>
          <table:table-cell office:value-type="float" office:value="19466.030385" calcext:value-type="float">
            <text:p>19466.030385</text:p>
          </table:table-cell>
          <table:table-cell office:value-type="string" calcext:value-type="string">
            <text:p><text:s/></text:p>
          </table:table-cell>
          <table:table-cell table:formula="of:=IF([.B19]&gt;[.D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7</text:p>
          </table:table-cell>
          <table:table-cell office:value-type="float" office:value="19015.869296" calcext:value-type="float">
            <text:p>19015.869296</text:p>
          </table:table-cell>
          <table:table-cell office:value-type="float" office:value="18717.606012" calcext:value-type="float">
            <text:p>18717.606012</text:p>
          </table:table-cell>
          <table:table-cell office:value-type="float" office:value="19049.068158" calcext:value-type="float">
            <text:p>19049.068158</text:p>
          </table:table-cell>
          <table:table-cell office:value-type="string" calcext:value-type="string">
            <text:p><text:s/></text:p>
          </table:table-cell>
          <table:table-cell table:formula="of:=IF([.B20]&gt;[.D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8</text:p>
          </table:table-cell>
          <table:table-cell office:value-type="float" office:value="19559.620641" calcext:value-type="float">
            <text:p>19559.620641</text:p>
          </table:table-cell>
          <table:table-cell office:value-type="float" office:value="18929.516782" calcext:value-type="float">
            <text:p>18929.516782</text:p>
          </table:table-cell>
          <table:table-cell office:value-type="float" office:value="19369.488775" calcext:value-type="float">
            <text:p>19369.488775</text:p>
          </table:table-cell>
          <table:table-cell office:value-type="string" calcext:value-type="string">
            <text:p><text:s/></text:p>
          </table:table-cell>
          <table:table-cell table:formula="of:=IF([.B21]&gt;[.D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2_9</text:p>
          </table:table-cell>
          <table:table-cell office:value-type="float" office:value="20534.096241" calcext:value-type="float">
            <text:p>20534.096241</text:p>
          </table:table-cell>
          <table:table-cell office:value-type="float" office:value="19126.427365" calcext:value-type="float">
            <text:p>19126.427365</text:p>
          </table:table-cell>
          <table:table-cell office:value-type="float" office:value="19217.861269" calcext:value-type="float">
            <text:p>19217.861269</text:p>
          </table:table-cell>
          <table:table-cell office:value-type="string" calcext:value-type="string">
            <text:p><text:s/></text:p>
          </table:table-cell>
          <table:table-cell table:formula="of:=IF([.B22]&gt;[.D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3</text:p>
          </table:table-cell>
          <table:table-cell office:value-type="float" office:value="22550.669811" calcext:value-type="float">
            <text:p>22550.669811</text:p>
          </table:table-cell>
          <table:table-cell office:value-type="float" office:value="20180.820738" calcext:value-type="float">
            <text:p>20180.820738</text:p>
          </table:table-cell>
          <table:table-cell office:value-type="float" office:value="21646.32443" calcext:value-type="float">
            <text:p>21646.32443</text:p>
          </table:table-cell>
          <table:table-cell office:value-type="string" calcext:value-type="string">
            <text:p><text:s/></text:p>
          </table:table-cell>
          <table:table-cell table:formula="of:=IF([.B23]&gt;[.D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4</text:p>
          </table:table-cell>
          <table:table-cell office:value-type="float" office:value="23268.442976" calcext:value-type="float">
            <text:p>23268.442976</text:p>
          </table:table-cell>
          <table:table-cell office:value-type="float" office:value="20603.623999" calcext:value-type="float">
            <text:p>20603.623999</text:p>
          </table:table-cell>
          <table:table-cell office:value-type="float" office:value="21502.658032" calcext:value-type="float">
            <text:p>21502.658032</text:p>
          </table:table-cell>
          <table:table-cell office:value-type="string" calcext:value-type="string">
            <text:p><text:s/></text:p>
          </table:table-cell>
          <table:table-cell table:formula="of:=IF([.B24]&gt;[.D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5</text:p>
          </table:table-cell>
          <table:table-cell office:value-type="float" office:value="15244.131053" calcext:value-type="float">
            <text:p>15244.131053</text:p>
          </table:table-cell>
          <table:table-cell office:value-type="float" office:value="14733.109295" calcext:value-type="float">
            <text:p>14733.109295</text:p>
          </table:table-cell>
          <table:table-cell office:value-type="float" office:value="14656.44065" calcext:value-type="float">
            <text:p>14656.44065</text:p>
          </table:table-cell>
          <table:table-cell office:value-type="string" calcext:value-type="string">
            <text:p><text:s/></text:p>
          </table:table-cell>
          <table:table-cell table:formula="of:=IF([.B25]&gt;[.D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6</text:p>
          </table:table-cell>
          <table:table-cell office:value-type="float" office:value="15775.214033" calcext:value-type="float">
            <text:p>15775.214033</text:p>
          </table:table-cell>
          <table:table-cell office:value-type="float" office:value="14824.329169" calcext:value-type="float">
            <text:p>14824.329169</text:p>
          </table:table-cell>
          <table:table-cell office:value-type="float" office:value="14675.201047" calcext:value-type="float">
            <text:p>14675.201047</text:p>
          </table:table-cell>
          <table:table-cell office:value-type="string" calcext:value-type="string">
            <text:p><text:s/></text:p>
          </table:table-cell>
          <table:table-cell table:formula="of:=IF([.B26]&gt;[.D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7</text:p>
          </table:table-cell>
          <table:table-cell office:value-type="float" office:value="19048.963904" calcext:value-type="float">
            <text:p>19048.963904</text:p>
          </table:table-cell>
          <table:table-cell office:value-type="float" office:value="18441.378802" calcext:value-type="float">
            <text:p>18441.378802</text:p>
          </table:table-cell>
          <table:table-cell office:value-type="float" office:value="18888.994002" calcext:value-type="float">
            <text:p>18888.994002</text:p>
          </table:table-cell>
          <table:table-cell office:value-type="string" calcext:value-type="string">
            <text:p><text:s/></text:p>
          </table:table-cell>
          <table:table-cell table:formula="of:=IF([.B27]&gt;[.D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8</text:p>
          </table:table-cell>
          <table:table-cell office:value-type="float" office:value="20369.650687" calcext:value-type="float">
            <text:p>20369.650687</text:p>
          </table:table-cell>
          <table:table-cell office:value-type="float" office:value="18580.357273" calcext:value-type="float">
            <text:p>18580.357273</text:p>
          </table:table-cell>
          <table:table-cell office:value-type="float" office:value="18606.177411" calcext:value-type="float">
            <text:p>18606.177411</text:p>
          </table:table-cell>
          <table:table-cell office:value-type="string" calcext:value-type="string">
            <text:p><text:s/></text:p>
          </table:table-cell>
          <table:table-cell table:formula="of:=IF([.B28]&gt;[.D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3_9</text:p>
          </table:table-cell>
          <table:table-cell office:value-type="float" office:value="19436.010869" calcext:value-type="float">
            <text:p>19436.010869</text:p>
          </table:table-cell>
          <table:table-cell office:value-type="float" office:value="18858.371333" calcext:value-type="float">
            <text:p>18858.371333</text:p>
          </table:table-cell>
          <table:table-cell office:value-type="float" office:value="18203.699271" calcext:value-type="float">
            <text:p>18203.699271</text:p>
          </table:table-cell>
          <table:table-cell office:value-type="string" calcext:value-type="string">
            <text:p><text:s/></text:p>
          </table:table-cell>
          <table:table-cell table:formula="of:=IF([.B29]&gt;[.D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4_10</text:p>
          </table:table-cell>
          <table:table-cell office:value-type="float" office:value="15596.708096" calcext:value-type="float">
            <text:p>15596.708096</text:p>
          </table:table-cell>
          <table:table-cell office:value-type="float" office:value="15396.984994" calcext:value-type="float">
            <text:p>15396.984994</text:p>
          </table:table-cell>
          <table:table-cell office:value-type="float" office:value="15781.295684" calcext:value-type="float">
            <text:p>15781.295684</text:p>
          </table:table-cell>
          <table:table-cell office:value-type="string" calcext:value-type="string">
            <text:p><text:s/></text:p>
          </table:table-cell>
          <table:table-cell table:formula="of:=IF([.B30]&gt;[.D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4_5</text:p>
          </table:table-cell>
          <table:table-cell office:value-type="float" office:value="17914.775969" calcext:value-type="float">
            <text:p>17914.775969</text:p>
          </table:table-cell>
          <table:table-cell office:value-type="float" office:value="17477.800539" calcext:value-type="float">
            <text:p>17477.800539</text:p>
          </table:table-cell>
          <table:table-cell office:value-type="float" office:value="18285.81334" calcext:value-type="float">
            <text:p>18285.81334</text:p>
          </table:table-cell>
          <table:table-cell office:value-type="string" calcext:value-type="string">
            <text:p><text:s/></text:p>
          </table:table-cell>
          <table:table-cell table:formula="of:=IF([.B31]&gt;[.D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4_6</text:p>
          </table:table-cell>
          <table:table-cell office:value-type="float" office:value="16029.31524" calcext:value-type="float">
            <text:p>16029.31524</text:p>
          </table:table-cell>
          <table:table-cell office:value-type="float" office:value="15390.156689" calcext:value-type="float">
            <text:p>15390.156689</text:p>
          </table:table-cell>
          <table:table-cell office:value-type="float" office:value="15895.283278" calcext:value-type="float">
            <text:p>15895.283278</text:p>
          </table:table-cell>
          <table:table-cell office:value-type="string" calcext:value-type="string">
            <text:p><text:s/></text:p>
          </table:table-cell>
          <table:table-cell table:formula="of:=IF([.B32]&gt;[.D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4_7</text:p>
          </table:table-cell>
          <table:table-cell office:value-type="float" office:value="19433.544296" calcext:value-type="float">
            <text:p>19433.544296</text:p>
          </table:table-cell>
          <table:table-cell office:value-type="float" office:value="18845.48399" calcext:value-type="float">
            <text:p>18845.48399</text:p>
          </table:table-cell>
          <table:table-cell office:value-type="float" office:value="17824.465841" calcext:value-type="float">
            <text:p>17824.465841</text:p>
          </table:table-cell>
          <table:table-cell office:value-type="string" calcext:value-type="string">
            <text:p><text:s/></text:p>
          </table:table-cell>
          <table:table-cell table:formula="of:=IF([.B33]&gt;[.D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4_8</text:p>
          </table:table-cell>
          <table:table-cell office:value-type="float" office:value="20223.936108" calcext:value-type="float">
            <text:p>20223.936108</text:p>
          </table:table-cell>
          <table:table-cell office:value-type="float" office:value="18981.291822" calcext:value-type="float">
            <text:p>18981.291822</text:p>
          </table:table-cell>
          <table:table-cell office:value-type="float" office:value="19776.473264" calcext:value-type="float">
            <text:p>19776.473264</text:p>
          </table:table-cell>
          <table:table-cell office:value-type="string" calcext:value-type="string">
            <text:p><text:s/></text:p>
          </table:table-cell>
          <table:table-cell table:formula="of:=IF([.B34]&gt;[.D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5_10</text:p>
          </table:table-cell>
          <table:table-cell office:value-type="float" office:value="19632.969111" calcext:value-type="float">
            <text:p>19632.969111</text:p>
          </table:table-cell>
          <table:table-cell office:value-type="float" office:value="18382.070744" calcext:value-type="float">
            <text:p>18382.070744</text:p>
          </table:table-cell>
          <table:table-cell office:value-type="float" office:value="18973.420321" calcext:value-type="float">
            <text:p>18973.420321</text:p>
          </table:table-cell>
          <table:table-cell office:value-type="string" calcext:value-type="string">
            <text:p><text:s/></text:p>
          </table:table-cell>
          <table:table-cell table:formula="of:=IF([.B35]&gt;[.D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5_2</text:p>
          </table:table-cell>
          <table:table-cell office:value-type="float" office:value="20582.151834" calcext:value-type="float">
            <text:p>20582.151834</text:p>
          </table:table-cell>
          <table:table-cell office:value-type="float" office:value="18949.130217" calcext:value-type="float">
            <text:p>18949.130217</text:p>
          </table:table-cell>
          <table:table-cell office:value-type="float" office:value="19641.016912" calcext:value-type="float">
            <text:p>19641.016912</text:p>
          </table:table-cell>
          <table:table-cell office:value-type="string" calcext:value-type="string">
            <text:p><text:s/></text:p>
          </table:table-cell>
          <table:table-cell table:formula="of:=IF([.B36]&gt;[.D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5_5</text:p>
          </table:table-cell>
          <table:table-cell office:value-type="float" office:value="21457.626819" calcext:value-type="float">
            <text:p>21457.626819</text:p>
          </table:table-cell>
          <table:table-cell office:value-type="float" office:value="19042.41551" calcext:value-type="float">
            <text:p>19042.41551</text:p>
          </table:table-cell>
          <table:table-cell office:value-type="float" office:value="19978.300918" calcext:value-type="float">
            <text:p>19978.300918</text:p>
          </table:table-cell>
          <table:table-cell office:value-type="string" calcext:value-type="string">
            <text:p><text:s/></text:p>
          </table:table-cell>
          <table:table-cell table:formula="of:=IF([.B37]&gt;[.D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5_8</text:p>
          </table:table-cell>
          <table:table-cell office:value-type="float" office:value="20124.07411" calcext:value-type="float">
            <text:p>20124.07411</text:p>
          </table:table-cell>
          <table:table-cell office:value-type="float" office:value="19019.023953" calcext:value-type="float">
            <text:p>19019.023953</text:p>
          </table:table-cell>
          <table:table-cell office:value-type="float" office:value="19375.6465" calcext:value-type="float">
            <text:p>19375.6465</text:p>
          </table:table-cell>
          <table:table-cell office:value-type="string" calcext:value-type="string">
            <text:p><text:s/></text:p>
          </table:table-cell>
          <table:table-cell table:formula="of:=IF([.B38]&gt;[.D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6_1</text:p>
          </table:table-cell>
          <table:table-cell office:value-type="float" office:value="18162.82298" calcext:value-type="float">
            <text:p>18162.82298</text:p>
          </table:table-cell>
          <table:table-cell office:value-type="float" office:value="17329.228788" calcext:value-type="float">
            <text:p>17329.228788</text:p>
          </table:table-cell>
          <table:table-cell office:value-type="float" office:value="18325.67249" calcext:value-type="float">
            <text:p>18325.67249</text:p>
          </table:table-cell>
          <table:table-cell office:value-type="string" calcext:value-type="string">
            <text:p><text:s/></text:p>
          </table:table-cell>
          <table:table-cell table:formula="of:=IF([.B39]&gt;[.D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6_5</text:p>
          </table:table-cell>
          <table:table-cell office:value-type="float" office:value="21422.706611" calcext:value-type="float">
            <text:p>21422.706611</text:p>
          </table:table-cell>
          <table:table-cell office:value-type="float" office:value="20186.48057" calcext:value-type="float">
            <text:p>20186.48057</text:p>
          </table:table-cell>
          <table:table-cell office:value-type="float" office:value="20400.482396" calcext:value-type="float">
            <text:p>20400.482396</text:p>
          </table:table-cell>
          <table:table-cell office:value-type="string" calcext:value-type="string">
            <text:p><text:s/></text:p>
          </table:table-cell>
          <table:table-cell table:formula="of:=IF([.B40]&gt;[.D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ination_2016_7</text:p>
          </table:table-cell>
          <table:table-cell office:value-type="float" office:value="19338.837031" calcext:value-type="float">
            <text:p>19338.837031</text:p>
          </table:table-cell>
          <table:table-cell office:value-type="float" office:value="18493.7356" calcext:value-type="float">
            <text:p>18493.7356</text:p>
          </table:table-cell>
          <table:table-cell office:value-type="float" office:value="18510.828477" calcext:value-type="float">
            <text:p>18510.828477</text:p>
          </table:table-cell>
          <table:table-cell office:value-type="string" calcext:value-type="string">
            <text:p><text:s/></text:p>
          </table:table-cell>
          <table:table-cell table:formula="of:=IF([.B41]&gt;[.D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2:.F41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35/40" office:value-type="float" office:value="0.875" calcext:value-type="float">
            <text:p>0.8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2:34:15.502932134</dc:date>
    <meta:editing-duration>PT2M33S</meta:editing-duration>
    <meta:editing-cycles>1</meta:editing-cycles>
    <meta:document-statistic meta:table-count="1" meta:cell-count="253" meta:object-count="0"/>
    <meta:generator>LibreOffice/5.1.6.2$Linux_X86_64 LibreOffice_project/10m0$Build-2</meta:generator>
  </office:meta>
</office:document-meta>
</file>